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a6b" officeooo:paragraph-rsid="000b8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c文件无法传参解决方案：</text:p>
      <text:p text:style-name="P1"><text:tab/></text:p>
      <text:p text:style-name="P1">问题如下：在py文件转化为pyc文件时会导致以下问题：</text:p>
      <text:p text:style-name="P1"><text:tab/>1. flow_id 无法显示数据 <text:s/></text:p>
      <text:p text:style-name="P1"><text:tab/>2. 运行是可能报错 报错如下 :</text:p>
      <text:p text:style-name="P1">RuntimeError: Bad magic number in .pyc file</text:p>
      <text:p text:style-name="P1">ImportError: bad magic number in 'servers.servers.model': b'\x03\xf3\r\n'</text:p>
      <text:p text:style-name="P1"/>
      <text:p text:style-name="P1"/>
      <text:p text:style-name="P1"/>
      <text:p text:style-name="P1"/>
      <text:p text:style-name="P1">测试通过解决方法如下：</text:p>
      <text:p text:style-name="P1"><text:tab/>1.观测源文件 <text:s/>删除所有 _pycache_文件保证标志位的唯一</text:p>
      <text:p text:style-name="P1"><text:tab/>2.观察facade.py 文件 <text:s text:c="2"/>代码开头位置os.path.append(/home/ding/文件名尽量一致)（如当前目录名）</text:p>
      <text:p text:style-name="P1"><text:tab/>3. 修改auto-pyc.py 文件最后压缩文件名一致，正常情况下生成pyc文件原文件会被×替代×</text:p>
      <text:p text:style-name="P1"><text:tab/>4. pyc对路径对标志物非常敏感确保环境的一致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4:50:54.294088214</meta:creation-date>
    <dc:date>2019-03-30T04:52:07.196128363</dc:date>
    <meta:editing-duration>PT1M13S</meta:editing-duration>
    <meta:editing-cycles>1</meta:editing-cycles>
    <meta:document-statistic meta:table-count="0" meta:image-count="0" meta:object-count="0" meta:page-count="1" meta:paragraph-count="12" meta:word-count="188" meta:character-count="386" meta:non-whitespace-character-count="350"/>
    <meta:generator>LibreOffice/5.1.6.2$Linux_X86_64 LibreOffice_project/10m0$Build-2</meta:generator>
  </office:meta>
</office:document-meta>
</file>